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TC Black" svg:font-family="'Noto Serif CJK TC Black'" style:font-family-generic="roman" style:font-pitch="variable"/>
    <style:font-face style:name="Noto Serif CJK TC SemiBold" svg:font-family="'Noto Serif CJK TC SemiBold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1eef7"/>
    </style:style>
    <style:style style:name="gr1" style:family="graphic" style:parent-style-name="standard">
      <style:graphic-properties draw:stroke="solid" draw:stroke-dash="Dashed_20__28_var_29__20_2" svg:stroke-width="0.05cm" svg:stroke-color="#ff0000" draw:stroke-linejoin="miter" svg:stroke-linecap="butt" draw:fill="none" draw:fill-color="#f1eef7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Dashed_20__28_var_29__20_2" svg:stroke-width="0.01cm" svg:stroke-color="#ff0000" draw:stroke-linejoin="miter" svg:stroke-linecap="butt" draw:fill="none" draw:fill-color="#f1eef7" draw:textarea-horizontal-align="center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stroke="solid" draw:stroke-dash="Dashed_20__28_var_29__20_2" svg:stroke-width="0.01cm" svg:stroke-color="#0000ff" draw:stroke-linejoin="miter" svg:stroke-linecap="butt" draw:fill="none" draw:fill-color="#f1eef7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solid" draw:stroke-dash="Dashed_20__28_var_29__20_2" svg:stroke-width="0.01cm" svg:stroke-color="#008000" draw:stroke-linejoin="miter" svg:stroke-linecap="butt" draw:fill="none" draw:fill-color="#f1eef7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294cm" fo:min-width="0.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219cm" fo:min-width="0.44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146cm" fo:min-width="0.39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256cm" fo:min-width="0.69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183cm" fo:min-width="0.5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109cm" fo:min-width="0.34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219cm" fo:min-width="1.7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219cm" fo:min-width="1.61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219cm" fo:min-width="1.6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219cm" fo:min-width="1.7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219cm" fo:min-width="1.866cm" fo:padding-top="0cm" fo:padding-bottom="0cm" fo:padding-left="0cm" fo:padding-right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fo:min-height="0.915cm" fo:padding-top="0cm" fo:padding-bottom="0cm" fo:padding-left="0cm" fo:padding-right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fo:min-height="0.878cm" fo:padding-top="0cm" fo:padding-bottom="0cm" fo:padding-left="0cm" fo:padding-right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fo:min-height="0.878cm" fo:padding-top="0cm" fo:padding-bottom="0cm" fo:padding-left="0cm" fo:padding-right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middle" fo:min-height="0.878cm" fo:padding-top="0cm" fo:padding-bottom="0cm" fo:padding-left="0cm" fo:padding-right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middle" fo:min-height="0.186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vertical-align="middle" fo:min-height="0.44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1eef7"/>
      <style:paragraph-properties fo:text-align="center"/>
    </style:style>
    <style:style style:name="P2" style:family="paragraph">
      <style:text-properties fo:color="#000000" loext:opacity="100%" style:text-outline="false" style:text-line-through-style="none" style:text-line-through-type="none" style:font-name="Times New Roman" fo:font-size="7.59999990463257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7.59999990463257pt" style:font-name-complex="Times New Roman" style:font-size-complex="7.59999990463257pt" style:text-scale="100%" style:text-overline-style="none" style:text-overline-color="font-color"/>
    </style:style>
    <style:style style:name="P3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Times New Roman" fo:font-size="7.59999990463257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7.59999990463257pt" style:font-name-complex="Times New Roman" style:font-size-complex="7.59999990463257pt" style:text-scale="100%" style:text-overline-style="none" style:text-overline-color="font-color"/>
    </style:style>
    <style:style style:name="P4" style:family="paragraph">
      <style:text-properties fo:color="#000000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5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6" style:family="paragraph">
      <style:text-properties fo:color="#000000" loext:opacity="100%" style:text-outline="false" style:text-line-through-style="none" style:text-line-through-type="none" style:font-name="Times New Roman" fo:font-size="3.79999995231628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3.79999995231628pt" style:font-name-complex="Times New Roman" style:font-size-complex="3.79999995231628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Times New Roman" fo:font-size="3.79999995231628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3.79999995231628pt" style:font-name-complex="Times New Roman" style:font-size-complex="3.79999995231628pt" style:text-scale="100%" style:text-overline-style="none" style:text-overline-color="font-color"/>
    </style:style>
    <style:style style:name="P8" style:family="paragraph">
      <style:text-properties fo:color="#000000" loext:opacity="100%" style:text-outline="false" style:text-line-through-style="none" style:text-line-through-type="none" style:font-name="Times New Roman" fo:font-size="6.59999990463257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59999990463257pt" style:font-name-complex="Times New Roman" style:font-size-complex="6.59999990463257pt" style:text-scale="100%" style:text-overline-style="none" style:text-overline-color="font-color"/>
    </style:style>
    <style:style style:name="P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Times New Roman" fo:font-size="6.59999990463257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59999990463257pt" style:font-name-complex="Times New Roman" style:font-size-complex="6.59999990463257pt" style:text-scale="100%" style:text-overline-style="none" style:text-overline-color="font-color"/>
    </style:style>
    <style:style style:name="P10" style:family="paragraph">
      <style:text-properties fo:color="#000000" loext:opacity="100%" style:text-outline="false" style:text-line-through-style="none" style:text-line-through-type="none" style:font-name="Times New Roman" fo:font-size="4.80000019073486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4.80000019073486pt" style:font-name-complex="Times New Roman" style:font-size-complex="4.80000019073486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Times New Roman" fo:font-size="4.80000019073486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4.80000019073486pt" style:font-name-complex="Times New Roman" style:font-size-complex="4.80000019073486pt" style:text-scale="100%" style:text-overline-style="none" style:text-overline-color="font-color"/>
    </style:style>
    <style:style style:name="P12" style:family="paragraph">
      <style:text-properties fo:color="#000000" loext:opacity="100%" style:text-outline="false" style:text-line-through-style="none" style:text-line-through-type="none" style:font-name="Times New Roman" fo:font-size="2.90000009536743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2.90000009536743pt" style:font-name-complex="Times New Roman" style:font-size-complex="2.90000009536743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Times New Roman" fo:font-size="2.90000009536743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2.90000009536743pt" style:font-name-complex="Times New Roman" style:font-size-complex="2.90000009536743pt" style:text-scale="100%" style:text-overline-style="none" style:text-overline-color="font-color"/>
    </style:style>
    <style:style style:name="P14" style:family="paragraph">
      <style:text-properties fo:color="#ff0000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15" style:family="paragraph">
      <loext:graphic-properties draw:fill="none" draw:fill-color="#ffffff"/>
      <style:text-properties fo:color="#ff0000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16" style:family="paragraph">
      <style:text-properties fo:color="#0000ff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17" style:family="paragraph">
      <loext:graphic-properties draw:fill="none" draw:fill-color="#ffffff"/>
      <style:text-properties fo:color="#0000ff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18" style:family="paragraph">
      <style:text-properties fo:color="#008000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fo:color="#008000" loext:opacity="100%" style:text-outline="false" style:text-line-through-style="none" style:text-line-through-type="none" style:font-name="Times New Roman" fo:font-size="5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5.69999980926514pt" style:font-name-complex="Times New Roman" style:font-size-complex="5.69999980926514pt" style:text-scale="100%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Noto Serif CJK TC SemiBold" fo:font-size="34.5pt" style:font-name-asian="Noto Serif CJK TC SemiBold" style:font-size-asian="34.5pt" style:language-asian="zh" style:country-asian="TW" style:font-size-complex="34.5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Noto Serif CJK TC SemiBold" fo:font-size="34.5pt" style:font-name-asian="Noto Serif CJK TC SemiBold" style:font-size-asian="34.5pt" style:language-asian="zh" style:country-asian="TW" style:font-size-complex="34.5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font-name="Noto Serif CJK TC SemiBold" fo:font-size="17.2999992370605pt" style:font-name-asian="Noto Serif CJK TC SemiBold" style:font-size-asian="17.2999992370605pt" style:language-asian="zh" style:country-asian="TW" style:font-size-complex="17.2999992370605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Noto Serif CJK TC SemiBold" fo:font-size="17.2999992370605pt" style:font-name-asian="Noto Serif CJK TC SemiBold" style:font-size-asian="17.2999992370605pt" style:language-asian="zh" style:country-asian="TW" style:font-size-complex="17.2999992370605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font-name="Noto Serif CJK TC SemiBold" fo:font-size="8.60000038146973pt" style:font-name-asian="Noto Serif CJK TC SemiBold" style:font-size-asian="8.60000038146973pt" style:language-asian="zh" style:country-asian="TW" style:font-size-complex="8.60000038146973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Noto Serif CJK TC SemiBold" fo:font-size="8.60000038146973pt" style:font-name-asian="Noto Serif CJK TC SemiBold" style:font-size-asian="8.60000038146973pt" style:language-asian="zh" style:country-asian="TW" style:font-size-complex="8.60000038146973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font-name="Noto Serif CJK TC SemiBold" fo:font-size="6.5pt" style:font-name-asian="Noto Serif CJK TC SemiBold" style:font-size-asian="6.5pt" style:language-asian="zh" style:country-asian="TW" style:font-size-complex="6.5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Noto Serif CJK TC SemiBold" fo:font-size="6.5pt" style:font-name-asian="Noto Serif CJK TC SemiBold" style:font-size-asian="6.5pt" style:language-asian="zh" style:country-asian="TW" style:font-size-complex="6.5pt"/>
    </style:style>
    <style:style style:name="T1" style:family="text">
      <style:text-properties style:font-name="Noto Serif CJK TC SemiBold" fo:font-size="34.5pt" style:font-name-asian="Noto Serif CJK TC SemiBold" style:font-size-asian="34.5pt" style:font-size-complex="34.5pt"/>
    </style:style>
    <style:style style:name="T2" style:family="text">
      <style:text-properties style:font-name="Noto Serif CJK TC SemiBold" fo:font-size="17.2999992370605pt" style:font-name-asian="Noto Serif CJK TC SemiBold" style:font-size-asian="17.2999992370605pt" style:font-size-complex="17.299999237060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TC SemiBold" fo:font-size="8.60000038146973pt" fo:font-style="normal" fo:text-shadow="none" style:text-underline-style="none" fo:font-weight="normal" style:letter-kerning="true" style:font-name-asian="Noto Serif CJK TC SemiBold" style:font-size-asian="8.60000038146973pt" style:font-style-asian="normal" style:font-weight-asian="normal" style:font-name-complex="Lucida Sans" style:font-size-complex="8.6000003814697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TC SemiBold" fo:font-size="6.5pt" fo:font-style="normal" fo:text-shadow="none" style:text-underline-style="none" fo:font-weight="normal" style:letter-kerning="true" style:font-name-asian="Noto Serif CJK TC SemiBold" style:font-size-asian="6.5pt" style:font-style-asian="normal" style:font-weight-asian="normal" style:font-name-complex="Lucida Sans" style:font-size-complex="6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olygon draw:style-name="gr1" draw:text-style-name="P1" draw:layer="layout" svg:width="9.997cm" svg:height="9.997cm" svg:x="0cm" svg:y="0cm" svg:viewBox="0 0 9998 9998" draw:points="5000,9998 0,9998 0,0 9998,0 9998,9998">
          <text:p/>
        </draw:polygon>
        <draw:polygon draw:style-name="gr2" draw:text-style-name="P1" draw:layer="layout" svg:width="1.475cm" svg:height="1.475cm" svg:x="1cm" svg:y="1cm" svg:viewBox="0 0 1476 1476" draw:points="0,0 1476,0 1476,1476 0,1476">
          <text:p/>
        </draw:polygon>
        <draw:polygon draw:style-name="gr3" draw:text-style-name="P1" draw:layer="layout" svg:width="0.965cm" svg:height="0.965cm" svg:x="1cm" svg:y="1cm" svg:viewBox="0 0 966 966" draw:points="0,0 966,0 966,966 0,966">
          <text:p/>
        </draw:polygon>
        <draw:polygon draw:style-name="gr2" draw:text-style-name="P1" draw:layer="layout" svg:width="0.737cm" svg:height="0.737cm" svg:x="1cm" svg:y="1cm" svg:viewBox="0 0 738 738" draw:points="0,0 738,0 738,738 0,738">
          <text:p/>
        </draw:polygon>
        <draw:polygon draw:style-name="gr4" draw:text-style-name="P1" draw:layer="layout" svg:width="0.552cm" svg:height="0.552cm" svg:x="1cm" svg:y="1cm" svg:viewBox="0 0 553 553" draw:points="0,0 553,0 553,553 0,553">
          <text:p/>
        </draw:polygon>
        <draw:polygon draw:style-name="gr3" draw:text-style-name="P1" draw:layer="layout" svg:width="0.482cm" svg:height="0.482cm" svg:x="1cm" svg:y="1cm" svg:viewBox="0 0 483 483" draw:points="0,0 483,0 483,483 0,483">
          <text:p/>
        </draw:polygon>
        <draw:polygon draw:style-name="gr2" draw:text-style-name="P1" draw:layer="layout" svg:width="0.368cm" svg:height="0.368cm" svg:x="1cm" svg:y="1cm" svg:viewBox="0 0 369 369" draw:points="0,0 369,0 369,369 0,369">
          <text:p/>
        </draw:polygon>
        <draw:polygon draw:style-name="gr3" draw:text-style-name="P1" draw:layer="layout" svg:width="0.276cm" svg:height="0.276cm" svg:x="1cm" svg:y="1cm" svg:viewBox="0 0 277 277" draw:points="0,0 277,0 277,277 0,277">
          <text:p/>
        </draw:polygon>
        <draw:polygon draw:style-name="gr2" draw:text-style-name="P1" draw:layer="layout" svg:width="1.475cm" svg:height="1.475cm" svg:x="3cm" svg:y="1cm" svg:viewBox="0 0 1476 1476" draw:points="0,0 1476,0 1476,1476 0,1476">
          <text:p/>
        </draw:polygon>
        <draw:frame draw:style-name="gr5" draw:text-style-name="P3" draw:layer="layout" svg:width="0.607cm" svg:height="0.297cm" svg:x="4.2cm" svg:y="0.662cm">
          <draw:text-box>
            <text:p text:style-name="P2">初 42</text:p>
          </draw:text-box>
        </draw:frame>
        <draw:polygon draw:style-name="gr2" draw:text-style-name="P1" draw:layer="layout" svg:width="0.737cm" svg:height="0.737cm" svg:x="3cm" svg:y="1cm" svg:viewBox="0 0 738 738" draw:points="0,0 738,0 738,738 0,738">
          <text:p/>
        </draw:polygon>
        <draw:frame draw:style-name="gr6" draw:text-style-name="P5" draw:layer="layout" svg:width="0.455cm" svg:height="0.221cm" svg:x="3.6cm" svg:y="0.722cm">
          <draw:text-box>
            <text:p text:style-name="P4">二 21</text:p>
          </draw:text-box>
        </draw:frame>
        <draw:polygon draw:style-name="gr2" draw:text-style-name="P1" draw:layer="layout" svg:width="0.368cm" svg:height="0.368cm" svg:x="3cm" svg:y="1cm" svg:viewBox="0 0 369 369" draw:points="0,0 369,0 369,369 0,369">
          <text:p/>
        </draw:polygon>
        <draw:frame draw:style-name="gr7" draw:text-style-name="P7" draw:layer="layout" svg:width="0.404cm" svg:height="0.15cm" svg:x="3cm" svg:y="0.781cm">
          <draw:text-box>
            <text:p text:style-name="P6">五 10.5</text:p>
          </draw:text-box>
        </draw:frame>
        <draw:polygon draw:style-name="gr3" draw:text-style-name="P1" draw:layer="layout" svg:width="0.965cm" svg:height="0.965cm" svg:x="5cm" svg:y="1cm" svg:viewBox="0 0 966 966" draw:points="0,0 966,0 966,966 0,966">
          <text:p/>
        </draw:polygon>
        <draw:frame draw:style-name="gr8" draw:text-style-name="P9" draw:layer="layout" svg:width="0.709cm" svg:height="0.259cm" svg:x="5.698cm" svg:y="0.692cm">
          <draw:text-box>
            <text:p text:style-name="P8">一 27.5</text:p>
          </draw:text-box>
        </draw:frame>
        <draw:polygon draw:style-name="gr3" draw:text-style-name="P1" draw:layer="layout" svg:width="0.482cm" svg:height="0.482cm" svg:x="5cm" svg:y="1cm" svg:viewBox="0 0 483 483" draw:points="0,0 483,0 483,483 0,483">
          <text:p/>
        </draw:polygon>
        <draw:frame draw:style-name="gr9" draw:text-style-name="P11" draw:layer="layout" svg:width="0.59cm" svg:height="0.183cm" svg:x="5cm" svg:y="0.751cm">
          <draw:text-box>
            <text:p text:style-name="P10">四 13.75</text:p>
          </draw:text-box>
        </draw:frame>
        <draw:polygon draw:style-name="gr4" draw:text-style-name="P1" draw:layer="layout" svg:width="0.553cm" svg:height="0.552cm" svg:x="6.998cm" svg:y="1cm" svg:viewBox="0 0 554 553" draw:points="0,0 554,0 554,553 0,553">
          <text:p/>
        </draw:polygon>
        <draw:frame draw:style-name="gr9" draw:text-style-name="P11" draw:layer="layout" svg:width="0.59cm" svg:height="0.183cm" svg:x="7.498cm" svg:y="0.751cm">
          <draw:text-box>
            <text:p text:style-name="P10">三 15.75</text:p>
          </draw:text-box>
        </draw:frame>
        <draw:polygon draw:style-name="gr4" draw:text-style-name="P1" draw:layer="layout" svg:width="0.276cm" svg:height="0.276cm" svg:x="6.998cm" svg:y="1cm" svg:viewBox="0 0 277 277" draw:points="0,0 277,0 277,277 0,277">
          <text:p/>
        </draw:polygon>
        <draw:frame draw:style-name="gr10" draw:text-style-name="P13" draw:layer="layout" svg:width="0.358cm" svg:height="0.111cm" svg:x="6.998cm" svg:y="0.811cm">
          <draw:text-box>
            <text:p text:style-name="P12">六 7.875</text:p>
          </draw:text-box>
        </draw:frame>
        <draw:frame draw:style-name="gr11" draw:text-style-name="P15" draw:layer="layout" svg:width="1.734cm" svg:height="0.221cm" svg:x="3cm" svg:y="2.822cm">
          <draw:text-box>
            <text:p text:style-name="P14">初號 42pt 14.761mm</text:p>
          </draw:text-box>
        </draw:frame>
        <draw:frame draw:style-name="gr12" draw:text-style-name="P15" draw:layer="layout" svg:width="1.632cm" svg:height="0.221cm" svg:x="3cm" svg:y="3.322cm">
          <draw:text-box>
            <text:p text:style-name="P14">二號 21pt 7.381mm</text:p>
          </draw:text-box>
        </draw:frame>
        <draw:frame draw:style-name="gr13" draw:text-style-name="P15" draw:layer="layout" svg:width="1.683cm" svg:height="0.221cm" svg:x="3cm" svg:y="3.822cm">
          <draw:text-box>
            <text:p text:style-name="P14">五號 10.5pt 3.69mm</text:p>
          </draw:text-box>
        </draw:frame>
        <draw:frame draw:style-name="gr14" draw:text-style-name="P17" draw:layer="layout" svg:width="1.785cm" svg:height="0.221cm" svg:x="5cm" svg:y="2.322cm">
          <draw:text-box>
            <text:p text:style-name="P16">一號 27.5pt 9.665mm</text:p>
          </draw:text-box>
        </draw:frame>
        <draw:frame draw:style-name="gr15" draw:text-style-name="P17" draw:layer="layout" svg:width="1.886cm" svg:height="0.221cm" svg:x="5cm" svg:y="2.822cm">
          <draw:text-box>
            <text:p text:style-name="P16">四號 13.75pt 4.833mm</text:p>
          </draw:text-box>
        </draw:frame>
        <draw:frame draw:style-name="gr15" draw:text-style-name="P19" draw:layer="layout" svg:width="1.886cm" svg:height="0.221cm" svg:x="6.998cm" svg:y="1.822cm">
          <draw:text-box>
            <text:p text:style-name="P18">三號 15.75pt 5.536mm</text:p>
          </draw:text-box>
        </draw:frame>
        <draw:frame draw:style-name="gr15" draw:text-style-name="P19" draw:layer="layout" svg:width="1.886cm" svg:height="0.221cm" svg:x="6.998cm" svg:y="2.322cm">
          <draw:text-box>
            <text:p text:style-name="P18">六號 7.875pt 2.768mm</text:p>
          </draw:text-box>
        </draw:frame>
        <draw:g>
          <draw:g>
            <draw:polygon draw:style-name="gr2" draw:text-style-name="P1" draw:layer="layout" svg:width="1.475cm" svg:height="1.475cm" svg:x="1.321cm" svg:y="5.724cm" svg:viewBox="0 0 1476 1476" draw:points="0,0 1476,0 1476,1476 0,1476">
              <text:p/>
            </draw:polygon>
            <draw:polygon draw:style-name="gr2" draw:text-style-name="P1" draw:layer="layout" svg:width="0.368cm" svg:height="0.368cm" svg:x="3.535cm" svg:y="6.093cm" svg:viewBox="0 0 369 369" draw:points="0,0 369,0 369,369 0,369">
              <text:p/>
            </draw:polygon>
            <draw:polygon draw:style-name="gr2" draw:text-style-name="P1" draw:layer="layout" svg:width="0.737cm" svg:height="0.737cm" svg:x="3.535cm" svg:y="6.462cm" svg:viewBox="0 0 738 738" draw:points="0,0 738,0 738,738 0,738">
              <text:p/>
            </draw:polygon>
            <draw:polygon draw:style-name="gr2" draw:text-style-name="P1" draw:layer="layout" svg:width="0.737cm" svg:height="0.737cm" svg:x="2.797cm" svg:y="6.462cm" svg:viewBox="0 0 738 738" draw:points="0,0 738,0 738,738 0,738">
              <text:p/>
            </draw:polygon>
            <draw:polygon draw:style-name="gr2" draw:text-style-name="P1" draw:layer="layout" svg:width="0.368cm" svg:height="0.368cm" svg:x="2.797cm" svg:y="6.093cm" svg:viewBox="0 0 369 369" draw:points="0,0 369,0 369,369 0,369">
              <text:p/>
            </draw:polygon>
            <draw:polygon draw:style-name="gr2" draw:text-style-name="P1" draw:layer="layout" svg:width="0.368cm" svg:height="0.368cm" svg:x="3.166cm" svg:y="5.724cm" svg:viewBox="0 0 369 369" draw:points="0,0 369,0 369,369 0,369">
              <text:p/>
            </draw:polygon>
            <draw:polygon draw:style-name="gr2" draw:text-style-name="P1" draw:layer="layout" svg:width="0.368cm" svg:height="0.368cm" svg:x="3.904cm" svg:y="6.093cm" svg:viewBox="0 0 369 369" draw:points="0,0 369,0 369,369 0,369">
              <text:p/>
            </draw:polygon>
            <draw:polygon draw:style-name="gr2" draw:text-style-name="P1" draw:layer="layout" svg:width="0.368cm" svg:height="0.368cm" svg:x="3.535cm" svg:y="5.724cm" svg:viewBox="0 0 369 369" draw:points="0,0 369,0 369,369 0,369">
              <text:p/>
            </draw:polygon>
            <draw:polygon draw:style-name="gr2" draw:text-style-name="P1" draw:layer="layout" svg:width="0.368cm" svg:height="0.368cm" svg:x="2.797cm" svg:y="5.724cm" svg:viewBox="0 0 369 369" draw:points="0,0 369,0 369,369 0,369">
              <text:p/>
            </draw:polygon>
            <draw:polygon draw:style-name="gr2" draw:text-style-name="P1" draw:layer="layout" svg:width="0.368cm" svg:height="0.368cm" svg:x="3.166cm" svg:y="6.093cm" svg:viewBox="0 0 369 369" draw:points="0,0 369,0 369,369 0,369">
              <text:p/>
            </draw:polygon>
            <draw:polygon draw:style-name="gr2" draw:text-style-name="P1" draw:layer="layout" svg:width="0.368cm" svg:height="0.368cm" svg:x="3.904cm" svg:y="5.724cm" svg:viewBox="0 0 369 369" draw:points="0,0 369,0 369,369 0,369">
              <text:p/>
            </draw:polygon>
            <draw:frame draw:style-name="gr16" draw:text-style-name="P21" draw:layer="layout" svg:width="1.476cm" svg:height="1.745cm" svg:x="1.321cm" svg:y="5.517cm">
              <draw:text-box>
                <text:p text:style-name="P20"><text:span text:style-name="T1">詹</text:span></text:p>
              </draw:text-box>
            </draw:frame>
            <draw:frame draw:style-name="gr17" draw:text-style-name="P23" draw:layer="layout" svg:width="0.738cm" svg:height="0.878cm" svg:x="2.797cm" svg:y="6.362cm">
              <draw:text-box>
                <text:p text:style-name="P22"><text:span text:style-name="T2">家</text:span></text:p>
              </draw:text-box>
            </draw:frame>
            <draw:frame draw:style-name="gr18" draw:text-style-name="P23" draw:layer="layout" svg:width="0.738cm" svg:height="0.878cm" svg:x="3.535cm" svg:y="6.362cm">
              <draw:text-box>
                <text:p text:style-name="P22"><text:span text:style-name="T2">緯</text:span></text:p>
              </draw:text-box>
            </draw:frame>
            <draw:frame draw:style-name="gr19" draw:text-style-name="P25" draw:layer="layout" svg:width="0.369cm" svg:height="0.441cm" svg:x="2.797cm" svg:y="6.04cm">
              <draw:text-box>
                <text:p text:style-name="P24"><text:span text:style-name="T3">日</text:span></text:p>
              </draw:text-box>
            </draw:frame>
            <draw:frame draw:style-name="gr20" draw:text-style-name="P25" draw:layer="layout" svg:width="0.369cm" svg:height="0.441cm" svg:x="3.905cm" svg:y="5.673cm">
              <draw:text-box>
                <text:p text:style-name="P24"><text:span text:style-name="T3">譯</text:span></text:p>
              </draw:text-box>
            </draw:frame>
            <draw:frame draw:style-name="gr21" draw:text-style-name="P25" draw:layer="layout" svg:width="0.369cm" svg:height="0.441cm" svg:x="3.168cm" svg:y="5.674cm">
              <draw:text-box>
                <text:p text:style-name="P24"><text:span text:style-name="T3">利</text:span></text:p>
              </draw:text-box>
            </draw:frame>
            <draw:frame draw:style-name="gr22" draw:text-style-name="P25" draw:layer="layout" svg:width="0.369cm" svg:height="0.441cm" svg:x="3.536cm" svg:y="5.674cm">
              <draw:text-box>
                <text:p text:style-name="P24"><text:span text:style-name="T3">翻</text:span></text:p>
              </draw:text-box>
            </draw:frame>
            <draw:frame draw:style-name="gr23" draw:text-style-name="P25" draw:layer="layout" svg:width="0.369cm" svg:height="0.441cm" svg:x="2.798cm" svg:y="5.673cm">
              <draw:text-box>
                <text:p text:style-name="P24"><text:span text:style-name="T3">專</text:span></text:p>
              </draw:text-box>
            </draw:frame>
            <draw:frame draw:style-name="gr24" draw:text-style-name="P25" draw:layer="layout" svg:width="0.369cm" svg:height="0.441cm" svg:x="3.169cm" svg:y="6.043cm">
              <draw:text-box>
                <text:p text:style-name="P24"><text:span text:style-name="T3">中</text:span></text:p>
              </draw:text-box>
            </draw:frame>
            <draw:frame draw:style-name="gr25" draw:text-style-name="P25" draw:layer="layout" svg:width="0.369cm" svg:height="0.441cm" svg:x="3.537cm" svg:y="6.043cm">
              <draw:text-box>
                <text:p text:style-name="P24"><text:span text:style-name="T3">口</text:span></text:p>
              </draw:text-box>
            </draw:frame>
            <draw:frame draw:style-name="gr26" draw:text-style-name="P25" draw:layer="layout" svg:width="0.369cm" svg:height="0.441cm" svg:x="3.907cm" svg:y="6.043cm">
              <draw:text-box>
                <text:p text:style-name="P24"><text:span text:style-name="T3">譯</text:span></text:p>
              </draw:text-box>
            </draw:frame>
          </draw:g>
          <draw:g>
            <draw:polygon draw:style-name="gr4" draw:text-style-name="P1" draw:layer="layout" svg:width="0.276cm" svg:height="0.276cm" svg:x="6.206cm" svg:y="5.957cm" svg:viewBox="0 0 277 277" draw:points="0,0 277,0 277,277 0,277">
              <text:p/>
            </draw:polygon>
            <draw:polygon draw:style-name="gr4" draw:text-style-name="P1" draw:layer="layout" svg:width="0.276cm" svg:height="0.276cm" svg:x="5.375cm" svg:y="5.957cm" svg:viewBox="0 0 277 277" draw:points="0,0 277,0 277,277 0,277">
              <text:p/>
            </draw:polygon>
            <draw:polygon draw:style-name="gr4" draw:text-style-name="P1" draw:layer="layout" svg:width="0.276cm" svg:height="0.276cm" svg:x="5.653cm" svg:y="5.957cm" svg:viewBox="0 0 277 277" draw:points="0,0 277,0 277,277 0,277">
              <text:p/>
            </draw:polygon>
            <draw:polygon draw:style-name="gr4" draw:text-style-name="P1" draw:layer="layout" svg:width="0.276cm" svg:height="0.276cm" svg:x="5.93cm" svg:y="5.957cm" svg:viewBox="0 0 277 277" draw:points="0,0 277,0 277,277 0,277">
              <text:p/>
            </draw:polygon>
            <draw:polygon draw:style-name="gr2" draw:text-style-name="P1" draw:layer="layout" svg:width="0.368cm" svg:height="0.368cm" svg:x="6.113cm" svg:y="6.603cm" svg:viewBox="0 0 369 369" draw:points="0,0 369,0 369,369 0,369">
              <text:p/>
            </draw:polygon>
            <draw:polygon draw:style-name="gr2" draw:text-style-name="P1" draw:layer="layout" svg:width="0.368cm" svg:height="0.368cm" svg:x="6.114cm" svg:y="6.234cm" svg:viewBox="0 0 369 369" draw:points="0,0 369,0 369,369 0,369">
              <text:p/>
            </draw:polygon>
            <draw:polygon draw:style-name="gr2" draw:text-style-name="P1" draw:layer="layout" svg:width="0.737cm" svg:height="0.737cm" svg:x="5.376cm" svg:y="6.234cm" svg:viewBox="0 0 738 738" draw:points="0,0 738,0 738,738 0,738">
              <text:p/>
            </draw:polygon>
            <draw:polygon draw:style-name="gr4" draw:text-style-name="P1" draw:layer="layout" svg:width="0.276cm" svg:height="0.276cm" svg:x="6.207cm" svg:y="6.972cm" svg:viewBox="0 0 277 277" draw:points="0,0 277,0 277,277 0,277">
              <text:p/>
            </draw:polygon>
            <draw:polygon draw:style-name="gr4" draw:text-style-name="P1" draw:layer="layout" svg:width="0.276cm" svg:height="0.276cm" svg:x="5.376cm" svg:y="6.972cm" svg:viewBox="0 0 277 277" draw:points="0,0 277,0 277,277 0,277">
              <text:p/>
            </draw:polygon>
            <draw:polygon draw:style-name="gr4" draw:text-style-name="P1" draw:layer="layout" svg:width="0.276cm" svg:height="0.276cm" svg:x="5.654cm" svg:y="6.972cm" svg:viewBox="0 0 277 277" draw:points="0,0 277,0 277,277 0,277">
              <text:p/>
            </draw:polygon>
            <draw:polygon draw:style-name="gr4" draw:text-style-name="P1" draw:layer="layout" svg:width="0.276cm" svg:height="0.276cm" svg:x="5.931cm" svg:y="6.972cm" svg:viewBox="0 0 277 277" draw:points="0,0 277,0 277,277 0,277">
              <text:p/>
            </draw:polygon>
            <draw:frame draw:style-name="gr27" draw:text-style-name="P25" draw:layer="layout" svg:width="0.369cm" svg:height="0.441cm" svg:x="6.113cm" svg:y="6.549cm">
              <draw:text-box>
                <text:p text:style-name="P24"><text:span text:style-name="T3">緯</text:span></text:p>
              </draw:text-box>
            </draw:frame>
            <draw:frame draw:style-name="gr28" draw:text-style-name="P23" draw:layer="layout" svg:width="0.738cm" svg:height="0.878cm" svg:x="5.375cm" svg:y="6.134cm">
              <draw:text-box>
                <text:p text:style-name="P22"><text:span text:style-name="T2">詹</text:span></text:p>
              </draw:text-box>
            </draw:frame>
            <draw:frame draw:style-name="gr29" draw:text-style-name="P27" draw:layer="layout" svg:width="0.276cm" svg:height="0.327cm" svg:x="5.379cm" svg:y="5.919cm">
              <draw:text-box>
                <text:p text:style-name="P26"><text:span text:style-name="T4">專</text:span></text:p>
              </draw:text-box>
            </draw:frame>
            <draw:frame draw:style-name="gr30" draw:text-style-name="P25" draw:layer="layout" svg:width="0.369cm" svg:height="0.441cm" svg:x="6.114cm" svg:y="6.185cm">
              <draw:text-box>
                <text:p text:style-name="P24"><text:span text:style-name="T3">家</text:span></text:p>
              </draw:text-box>
            </draw:frame>
            <draw:frame draw:style-name="gr31" draw:text-style-name="P27" draw:layer="layout" svg:width="0.276cm" svg:height="0.327cm" svg:x="6.207cm" svg:y="5.92cm">
              <draw:text-box>
                <text:p text:style-name="P26"><text:span text:style-name="T4">譯</text:span></text:p>
              </draw:text-box>
            </draw:frame>
            <draw:frame draw:style-name="gr32" draw:text-style-name="P27" draw:layer="layout" svg:width="0.276cm" svg:height="0.327cm" svg:x="5.931cm" svg:y="5.92cm">
              <draw:text-box>
                <text:p text:style-name="P26"><text:span text:style-name="T4">翻</text:span></text:p>
              </draw:text-box>
            </draw:frame>
            <draw:frame draw:style-name="gr33" draw:text-style-name="P27" draw:layer="layout" svg:width="0.276cm" svg:height="0.327cm" svg:x="5.655cm" svg:y="5.92cm">
              <draw:text-box>
                <text:p text:style-name="P26"><text:span text:style-name="T4">利</text:span></text:p>
              </draw:text-box>
            </draw:frame>
            <draw:frame draw:style-name="gr34" draw:text-style-name="P27" draw:layer="layout" svg:width="0.276cm" svg:height="0.327cm" svg:x="5.379cm" svg:y="6.934cm">
              <draw:text-box>
                <text:p text:style-name="P26"><text:span text:style-name="T4">日</text:span></text:p>
              </draw:text-box>
            </draw:frame>
            <draw:frame draw:style-name="gr35" draw:text-style-name="P27" draw:layer="layout" svg:width="0.276cm" svg:height="0.327cm" svg:x="6.207cm" svg:y="6.935cm">
              <draw:text-box>
                <text:p text:style-name="P26"><text:span text:style-name="T4">譯</text:span></text:p>
              </draw:text-box>
            </draw:frame>
            <draw:frame draw:style-name="gr36" draw:text-style-name="P27" draw:layer="layout" svg:width="0.276cm" svg:height="0.327cm" svg:x="5.931cm" svg:y="6.935cm">
              <draw:text-box>
                <text:p text:style-name="P26"><text:span text:style-name="T4">口</text:span></text:p>
              </draw:text-box>
            </draw:frame>
            <draw:frame draw:style-name="gr37" draw:text-style-name="P27" draw:layer="layout" svg:width="0.276cm" svg:height="0.327cm" svg:x="5.655cm" svg:y="6.935cm">
              <draw:text-box>
                <text:p text:style-name="P26"><text:span text:style-name="T4">中</text:span></text:p>
              </draw:text-box>
            </draw:frame>
          </draw:g>
          <draw:g>
            <draw:polygon draw:style-name="gr4" draw:text-style-name="P1" draw:layer="layout" svg:width="0.276cm" svg:height="0.276cm" svg:x="8.402cm" svg:y="6.327cm" svg:viewBox="0 0 277 277" draw:points="0,0 277,0 277,277 0,277">
              <text:p/>
            </draw:polygon>
            <draw:polygon draw:style-name="gr4" draw:text-style-name="P1" draw:layer="layout" svg:width="0.276cm" svg:height="0.276cm" svg:x="7.571cm" svg:y="6.327cm" svg:viewBox="0 0 277 277" draw:points="0,0 277,0 277,277 0,277">
              <text:p/>
            </draw:polygon>
            <draw:polygon draw:style-name="gr4" draw:text-style-name="P1" draw:layer="layout" svg:width="0.276cm" svg:height="0.276cm" svg:x="7.849cm" svg:y="6.327cm" svg:viewBox="0 0 277 277" draw:points="0,0 277,0 277,277 0,277">
              <text:p/>
            </draw:polygon>
            <draw:polygon draw:style-name="gr4" draw:text-style-name="P1" draw:layer="layout" svg:width="0.276cm" svg:height="0.276cm" svg:x="8.126cm" svg:y="6.327cm" svg:viewBox="0 0 277 277" draw:points="0,0 277,0 277,277 0,277">
              <text:p/>
            </draw:polygon>
            <draw:polygon draw:style-name="gr2" draw:text-style-name="P1" draw:layer="layout" svg:width="0.368cm" svg:height="0.368cm" svg:x="7.571cm" svg:y="6.604cm" svg:viewBox="0 0 369 369" draw:points="0,0 369,0 369,369 0,369">
              <text:p/>
            </draw:polygon>
            <draw:polygon draw:style-name="gr2" draw:text-style-name="P1" draw:layer="layout" svg:width="0.368cm" svg:height="0.368cm" svg:x="7.94cm" svg:y="6.604cm" svg:viewBox="0 0 369 369" draw:points="0,0 369,0 369,369 0,369">
              <text:p/>
            </draw:polygon>
            <draw:polygon draw:style-name="gr2" draw:text-style-name="P1" draw:layer="layout" svg:width="0.368cm" svg:height="0.368cm" svg:x="8.31cm" svg:y="6.604cm" svg:viewBox="0 0 369 369" draw:points="0,0 369,0 369,369 0,369">
              <text:p/>
            </draw:polygon>
            <draw:polygon draw:style-name="gr4" draw:text-style-name="P1" draw:layer="layout" svg:width="0.276cm" svg:height="0.276cm" svg:x="8.403cm" svg:y="6.973cm" svg:viewBox="0 0 277 277" draw:points="0,0 277,0 277,277 0,277">
              <text:p/>
            </draw:polygon>
            <draw:polygon draw:style-name="gr4" draw:text-style-name="P1" draw:layer="layout" svg:width="0.276cm" svg:height="0.276cm" svg:x="7.572cm" svg:y="6.973cm" svg:viewBox="0 0 277 277" draw:points="0,0 277,0 277,277 0,277">
              <text:p/>
            </draw:polygon>
            <draw:polygon draw:style-name="gr4" draw:text-style-name="P1" draw:layer="layout" svg:width="0.276cm" svg:height="0.276cm" svg:x="7.85cm" svg:y="6.973cm" svg:viewBox="0 0 277 277" draw:points="0,0 277,0 277,277 0,277">
              <text:p/>
            </draw:polygon>
            <draw:polygon draw:style-name="gr4" draw:text-style-name="P1" draw:layer="layout" svg:width="0.276cm" svg:height="0.276cm" svg:x="8.127cm" svg:y="6.973cm" svg:viewBox="0 0 277 277" draw:points="0,0 277,0 277,277 0,277">
              <text:p/>
            </draw:polygon>
            <draw:frame draw:style-name="gr38" draw:text-style-name="P27" draw:layer="layout" svg:width="0.276cm" svg:height="0.327cm" svg:x="7.571cm" svg:y="6.934cm">
              <draw:text-box>
                <text:p text:style-name="P26"><text:span text:style-name="T4">日</text:span></text:p>
              </draw:text-box>
            </draw:frame>
            <draw:frame draw:style-name="gr39" draw:text-style-name="P27" draw:layer="layout" svg:width="0.276cm" svg:height="0.327cm" svg:x="8.399cm" svg:y="6.935cm">
              <draw:text-box>
                <text:p text:style-name="P26"><text:span text:style-name="T4">譯</text:span></text:p>
              </draw:text-box>
            </draw:frame>
            <draw:frame draw:style-name="gr40" draw:text-style-name="P27" draw:layer="layout" svg:width="0.276cm" svg:height="0.327cm" svg:x="8.123cm" svg:y="6.935cm">
              <draw:text-box>
                <text:p text:style-name="P26"><text:span text:style-name="T4">口</text:span></text:p>
              </draw:text-box>
            </draw:frame>
            <draw:frame draw:style-name="gr41" draw:text-style-name="P27" draw:layer="layout" svg:width="0.276cm" svg:height="0.327cm" svg:x="7.847cm" svg:y="6.935cm">
              <draw:text-box>
                <text:p text:style-name="P26"><text:span text:style-name="T4">中</text:span></text:p>
              </draw:text-box>
            </draw:frame>
            <draw:frame draw:style-name="gr42" draw:text-style-name="P27" draw:layer="layout" svg:width="0.276cm" svg:height="0.327cm" svg:x="7.571cm" svg:y="6.291cm">
              <draw:text-box>
                <text:p text:style-name="P26"><text:span text:style-name="T4">專</text:span></text:p>
              </draw:text-box>
            </draw:frame>
            <draw:frame draw:style-name="gr43" draw:text-style-name="P27" draw:layer="layout" svg:width="0.276cm" svg:height="0.327cm" svg:x="8.399cm" svg:y="6.292cm">
              <draw:text-box>
                <text:p text:style-name="P26"><text:span text:style-name="T4">譯</text:span></text:p>
              </draw:text-box>
            </draw:frame>
            <draw:frame draw:style-name="gr44" draw:text-style-name="P27" draw:layer="layout" svg:width="0.276cm" svg:height="0.327cm" svg:x="8.123cm" svg:y="6.292cm">
              <draw:text-box>
                <text:p text:style-name="P26"><text:span text:style-name="T4">翻</text:span></text:p>
              </draw:text-box>
            </draw:frame>
            <draw:frame draw:style-name="gr45" draw:text-style-name="P27" draw:layer="layout" svg:width="0.276cm" svg:height="0.327cm" svg:x="7.847cm" svg:y="6.292cm">
              <draw:text-box>
                <text:p text:style-name="P26"><text:span text:style-name="T4">利</text:span></text:p>
              </draw:text-box>
            </draw:frame>
            <draw:frame draw:style-name="gr46" draw:text-style-name="P25" draw:layer="layout" svg:width="0.369cm" svg:height="0.441cm" svg:x="7.941cm" svg:y="6.552cm">
              <draw:text-box>
                <text:p text:style-name="P24"><text:span text:style-name="T3">家</text:span></text:p>
              </draw:text-box>
            </draw:frame>
            <draw:frame draw:style-name="gr47" draw:text-style-name="P25" draw:layer="layout" svg:width="0.369cm" svg:height="0.441cm" svg:x="8.306cm" svg:y="6.553cm">
              <draw:text-box>
                <text:p text:style-name="P24"><text:span text:style-name="T3">緯</text:span></text:p>
              </draw:text-box>
            </draw:frame>
            <draw:frame draw:style-name="gr48" draw:text-style-name="P25" draw:layer="layout" svg:width="0.369cm" svg:height="0.441cm" svg:x="7.571cm" svg:y="6.552cm">
              <draw:text-box>
                <text:p text:style-name="P24"><text:span text:style-name="T3">詹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TC Black" svg:font-family="'Noto Serif CJK TC Black'" style:font-family-generic="roman" style:font-pitch="variable"/>
    <style:font-face style:name="Noto Serif CJK TC SemiBold" svg:font-family="'Noto Serif CJK TC SemiBold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31T14:08:09.691000000</dc:date>
    <meta:editing-duration>PT2M30S</meta:editing-duration>
    <meta:editing-cycles>2</meta:editing-cycles>
    <meta:generator>LibreOffice/7.1.1.2$Windows_X86_64 LibreOffice_project/fe0b08f4af1bacafe4c7ecc87ce55bb426164676</meta:generator>
    <meta:document-statistic meta:object-count="99"/>
  </office:meta>
</office:document-meta>
</file>